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Helvetica, Arial, Lucida, sans-serif"/>
  </office:font-face-decls>
  <office:automatic-styles>
    <style:style style:name="P1" style:family="paragraph" style:parent-style-name="Standard">
      <style:text-properties officeooo:rsid="000f8251" officeooo:paragraph-rsid="000f8251"/>
    </style:style>
    <style:style style:name="P2" style:family="paragraph" style:parent-style-name="Standard">
      <style:text-properties fo:background-color="#ffff00"/>
    </style:style>
    <style:style style:name="P3" style:family="paragraph" style:parent-style-name="Standard">
      <style:text-properties officeooo:rsid="000fa335" officeooo:paragraph-rsid="000fa335"/>
    </style:style>
    <style:style style:name="P4" style:family="paragraph" style:parent-style-name="Standard">
      <style:text-properties style:text-underline-style="solid" style:text-underline-width="auto" style:text-underline-color="font-color" fo:font-weight="bold" officeooo:rsid="000f8251" officeooo:paragraph-rsid="000f8251" style:font-weight-asian="bold" style:font-weight-complex="bold"/>
    </style:style>
    <style:style style:name="P5" style:family="paragraph" style:parent-style-name="Standard">
      <style:text-properties officeooo:rsid="00152a86" officeooo:paragraph-rsid="00152a86"/>
    </style:style>
    <style:style style:name="P6" style:family="paragraph" style:parent-style-name="Standard">
      <style:text-properties officeooo:rsid="000f8251" officeooo:paragraph-rsid="00152a86"/>
    </style:style>
    <style:style style:name="P7" style:family="paragraph" style:parent-style-name="Standard">
      <style:text-properties officeooo:rsid="001f33b0" officeooo:paragraph-rsid="001f33b0" fo:background-color="#f10d0c"/>
    </style:style>
    <style:style style:name="P8" style:family="paragraph" style:parent-style-name="Standard">
      <style:text-properties officeooo:rsid="000f8251" officeooo:paragraph-rsid="000f8251" fo:background-color="#f10d0c"/>
    </style:style>
    <style:style style:name="P9" style:family="paragraph" style:parent-style-name="Standard">
      <style:text-properties officeooo:rsid="0012e5eb" officeooo:paragraph-rsid="0012e5eb"/>
    </style:style>
    <style:style style:name="P10" style:family="paragraph" style:parent-style-name="Standard">
      <style:text-properties officeooo:rsid="00214af2" officeooo:paragraph-rsid="00214af2" fo:background-color="#f10d0c"/>
    </style:style>
    <style:style style:name="P11" style:family="paragraph" style:parent-style-name="Standard">
      <style:text-properties officeooo:paragraph-rsid="000fa335" fo:background-color="#ffff00"/>
    </style:style>
    <style:style style:name="P12" style:family="paragraph" style:parent-style-name="Standard">
      <style:text-properties style:text-underline-style="solid" style:text-underline-width="auto" style:text-underline-color="font-color" officeooo:paragraph-rsid="000fa335" fo:background-color="#ffff00"/>
    </style:style>
    <style:style style:name="P13" style:family="paragraph" style:parent-style-name="Standard">
      <style:text-properties style:text-underline-style="none" officeooo:rsid="00115495" officeooo:paragraph-rsid="00115495" fo:background-color="#ffff00"/>
    </style:style>
    <style:style style:name="P14" style:family="paragraph" style:parent-style-name="Standard">
      <style:text-properties style:text-underline-style="solid" style:text-underline-width="auto" style:text-underline-color="font-color" fo:font-weight="bold" officeooo:rsid="001e622b" officeooo:paragraph-rsid="00115495" fo:background-color="#f10d0c" style:font-weight-asian="bold" style:font-weight-complex="bold"/>
    </style:style>
    <style:style style:name="P15" style:family="paragraph" style:parent-style-name="Standard">
      <style:text-properties style:text-underline-style="none" officeooo:rsid="0012e5eb" officeooo:paragraph-rsid="0012e5eb"/>
    </style:style>
    <style:style style:name="P16" style:family="paragraph" style:parent-style-name="Standard">
      <style:text-properties style:text-underline-style="none" officeooo:paragraph-rsid="0012e5eb"/>
    </style:style>
    <style:style style:name="P17" style:family="paragraph" style:parent-style-name="Standard">
      <style:text-properties style:text-underline-style="none" officeooo:rsid="0012e5eb" officeooo:paragraph-rsid="0012e5eb" fo:background-color="#ffff00"/>
    </style:style>
    <style:style style:name="P18" style:family="paragraph" style:parent-style-name="Standard">
      <style:text-properties style:text-underline-style="none" officeooo:rsid="001f33b0" officeooo:paragraph-rsid="001f33b0" fo:background-color="#f10d0c"/>
    </style:style>
    <style:style style:name="P19" style:family="paragraph" style:parent-style-name="Standard">
      <style:text-properties style:text-underline-style="none" officeooo:rsid="0012e5eb" officeooo:paragraph-rsid="0012e5eb" fo:background-color="#f10d0c"/>
    </style:style>
    <style:style style:name="P20" style:family="paragraph" style:parent-style-name="Standard">
      <style:text-properties style:text-underline-style="none" officeooo:rsid="0013b49b" officeooo:paragraph-rsid="0013b49b" fo:background-color="#ffff00"/>
    </style:style>
    <style:style style:name="P21" style:family="paragraph" style:parent-style-name="Standard">
      <style:text-properties style:text-underline-style="none" officeooo:rsid="0013b49b" officeooo:paragraph-rsid="0013b49b"/>
    </style:style>
    <style:style style:name="P22" style:family="paragraph" style:parent-style-name="Standard">
      <style:text-properties style:text-underline-style="none" officeooo:rsid="00169c96" officeooo:paragraph-rsid="00169c96"/>
    </style:style>
    <style:style style:name="P23" style:family="paragraph" style:parent-style-name="Standard">
      <style:text-properties style:text-underline-style="none" officeooo:rsid="0013d5af" officeooo:paragraph-rsid="0013d5af"/>
    </style:style>
    <style:style style:name="P24" style:family="paragraph" style:parent-style-name="Standard">
      <style:text-properties style:text-underline-style="none" officeooo:rsid="00143271" officeooo:paragraph-rsid="00143271"/>
    </style:style>
    <style:style style:name="P25" style:family="paragraph" style:parent-style-name="Standard">
      <style:text-properties style:text-underline-style="none" officeooo:rsid="001465ca" officeooo:paragraph-rsid="001465ca"/>
    </style:style>
    <style:style style:name="P26" style:family="paragraph" style:parent-style-name="Standard">
      <style:text-properties style:text-underline-style="solid" style:text-underline-width="auto" style:text-underline-color="font-color" fo:font-weight="bold" officeooo:rsid="00152a86" officeooo:paragraph-rsid="00152a86" style:font-weight-asian="bold" style:font-weight-complex="bold"/>
    </style:style>
    <style:style style:name="P27" style:family="paragraph" style:parent-style-name="Standard">
      <style:text-properties style:text-underline-style="none" officeooo:rsid="00152a86" officeooo:paragraph-rsid="00152a86"/>
    </style:style>
    <style:style style:name="P28" style:family="paragraph" style:parent-style-name="Standard">
      <style:text-properties style:text-underline-style="none" officeooo:rsid="00200d69" officeooo:paragraph-rsid="00200d69" fo:background-color="#f10d0c"/>
    </style:style>
    <style:style style:name="P29" style:family="paragraph" style:parent-style-name="Standard">
      <style:text-properties style:text-underline-style="none" officeooo:rsid="00152a86" officeooo:paragraph-rsid="00152a86" fo:background-color="#f10d0c"/>
    </style:style>
    <style:style style:name="P30" style:family="paragraph" style:parent-style-name="Text_20_body">
      <loext:graphic-properties draw:fill="solid" draw:fill-color="#000000" draw:opacity="30%"/>
      <style:paragraph-properties fo:margin-left="0cm" fo:margin-right="0cm" fo:margin-top="0cm" fo:margin-bottom="0cm" style:contextual-spacing="false" fo:line-height="100%" fo:orphans="2" fo:widows="2" fo:text-indent="0cm" style:auto-text-indent="false" fo:background-color="#000000" fo:padding="0cm" fo:border="none"/>
      <style:text-properties fo:font-variant="normal" fo:text-transform="none" fo:color="#000000" loext:opacity="100%" style:font-name="Calibri" fo:font-size="11pt" fo:letter-spacing="normal" fo:font-style="normal" fo:font-weight="normal" officeooo:paragraph-rsid="000fa335" fo:background-color="#ffffff" style:font-size-asian="11pt" style:font-weight-asian="normal" style:font-size-complex="11pt" style:font-weight-complex="normal"/>
    </style:style>
    <style:style style:name="P31" style:family="paragraph" style:parent-style-name="Text_20_body">
      <loext:graphic-properties draw:fill="solid" draw:fill-color="#000000" draw:opacity="30%"/>
      <style:paragraph-properties fo:margin-left="0cm" fo:margin-right="0cm" fo:margin-top="0cm" fo:margin-bottom="0cm" style:contextual-spacing="false" fo:line-height="100%" fo:orphans="2" fo:widows="2" fo:text-indent="0cm" style:auto-text-indent="false" fo:background-color="#000000" fo:padding="0cm" fo:border="none"/>
      <style:text-properties officeooo:paragraph-rsid="000fa335"/>
    </style:style>
    <style:style style:name="P32" style:family="paragraph" style:parent-style-name="Standard">
      <style:text-properties officeooo:rsid="00200d69" officeooo:paragraph-rsid="00200d69" fo:background-color="#f10d0c"/>
    </style:style>
    <style:style style:name="P33" style:family="paragraph" style:parent-style-name="Standard">
      <style:text-properties officeooo:rsid="001637bf" officeooo:paragraph-rsid="001637bf"/>
    </style:style>
    <style:style style:name="P34" style:family="paragraph" style:parent-style-name="Standard">
      <style:text-properties style:text-underline-style="solid" style:text-underline-width="auto" style:text-underline-color="font-color" fo:font-weight="bold" officeooo:rsid="001637bf" officeooo:paragraph-rsid="001637bf" style:font-weight-asian="bold" style:font-weight-complex="bold"/>
    </style:style>
    <style:style style:name="P35" style:family="paragraph" style:parent-style-name="Standard">
      <style:text-properties officeooo:rsid="001637bf" officeooo:paragraph-rsid="001637bf" fo:background-color="#ffff00"/>
    </style:style>
    <style:style style:name="P36" style:family="paragraph" style:parent-style-name="Standard">
      <style:text-properties officeooo:rsid="00169c96" officeooo:paragraph-rsid="00169c96" fo:background-color="#ffff00"/>
    </style:style>
    <style:style style:name="P37" style:family="paragraph" style:parent-style-name="No_20_Spacing">
      <style:text-properties officeooo:paragraph-rsid="00169c96" fo:background-color="#ffff00"/>
    </style:style>
    <style:style style:name="P38" style:family="paragraph" style:parent-style-name="Standard">
      <style:text-properties officeooo:paragraph-rsid="00169c96" fo:background-color="#ffff00"/>
    </style:style>
    <style:style style:name="P39" style:family="paragraph" style:parent-style-name="Standard">
      <style:text-properties fo:language="en" fo:country="US" officeooo:paragraph-rsid="00169c96" fo:background-color="#ffff00"/>
    </style:style>
    <style:style style:name="P40" style:family="paragraph" style:parent-style-name="Standard">
      <style:text-properties fo:language="en" fo:country="US" officeooo:rsid="00169c96" officeooo:paragraph-rsid="00169c96" fo:background-color="#ffff00"/>
    </style:style>
    <style:style style:name="P41" style:family="paragraph" style:parent-style-name="No_20_Spacing">
      <style:text-properties fo:language="en" fo:country="US" officeooo:paragraph-rsid="00169c96" fo:background-color="#ffff00"/>
    </style:style>
    <style:style style:name="P42" style:family="paragraph" style:parent-style-name="No_20_Spacing">
      <style:text-properties fo:language="en" fo:country="US" officeooo:rsid="000a9db9" officeooo:paragraph-rsid="00169c96" fo:background-color="#ffff00"/>
    </style:style>
    <style:style style:name="P43" style:family="paragraph" style:parent-style-name="No_20_Spacing">
      <style:text-properties fo:language="en" fo:country="US" fo:font-weight="bold" officeooo:paragraph-rsid="00169c96" fo:background-color="#ffff00" style:font-weight-asian="bold" style:font-weight-complex="bold"/>
    </style:style>
    <style:style style:name="P44" style:family="paragraph" style:parent-style-name="No_20_Spacing">
      <style:text-properties officeooo:paragraph-rsid="00169c96"/>
    </style:style>
    <style:style style:name="P45" style:family="paragraph" style:parent-style-name="No_20_Spacing">
      <style:text-properties style:text-underline-style="none" fo:font-weight="normal" officeooo:rsid="00169c96" officeooo:paragraph-rsid="00169c96" fo:background-color="#ffff00" style:font-weight-asian="normal" style:font-weight-complex="normal"/>
    </style:style>
    <style:style style:name="P46" style:family="paragraph" style:parent-style-name="No_20_Spacing">
      <style:text-properties style:text-underline-style="none" fo:font-weight="normal" officeooo:rsid="0019eb15" officeooo:paragraph-rsid="0019eb15" fo:background-color="#ffff00" style:font-weight-asian="normal" style:font-weight-complex="normal"/>
    </style:style>
    <style:style style:name="P47" style:family="paragraph" style:parent-style-name="Text_20_body">
      <style:text-properties style:text-underline-style="none" fo:font-weight="normal" officeooo:rsid="0000c3da" officeooo:paragraph-rsid="0019eb15" fo:background-color="#ffff00" style:font-weight-asian="normal" style:font-weight-complex="normal"/>
    </style:style>
    <style:style style:name="P48" style:family="paragraph" style:parent-style-name="Text_20_body">
      <style:paragraph-properties fo:line-height="100%"/>
      <style:text-properties style:text-underline-style="none" fo:font-weight="normal" officeooo:rsid="0000c3da" officeooo:paragraph-rsid="0019eb15" fo:background-color="#ffff00" style:font-weight-asian="normal" style:font-weight-complex="normal"/>
    </style:style>
    <style:style style:name="P49" style:family="paragraph" style:parent-style-name="Text_20_body" style:list-style-name="L1">
      <style:paragraph-properties fo:line-height="100%"/>
      <style:text-properties style:text-underline-style="none" fo:font-weight="normal" officeooo:rsid="0000c3da" officeooo:paragraph-rsid="0019eb15" fo:background-color="#ffff00" style:font-weight-asian="normal" style:font-weight-complex="normal"/>
    </style:style>
    <style:style style:name="P50" style:family="paragraph" style:parent-style-name="No_20_Spacing">
      <style:text-properties style:text-underline-style="solid" style:text-underline-width="auto" style:text-underline-color="font-color" fo:font-weight="bold" officeooo:rsid="0000c3da" officeooo:paragraph-rsid="0019eb15" fo:background-color="#ffff00" style:font-weight-asian="bold" style:font-weight-complex="bold"/>
    </style:style>
    <style:style style:name="P51" style:family="paragraph" style:parent-style-name="No_20_Spacing">
      <style:text-properties style:text-underline-style="solid" style:text-underline-width="auto" style:text-underline-color="font-color" fo:font-weight="normal" officeooo:rsid="0019eb15" officeooo:paragraph-rsid="0019eb15" fo:background-color="#ffff00" style:font-weight-asian="normal" style:font-weight-complex="normal"/>
    </style:style>
    <style:style style:name="P52" style:family="paragraph" style:parent-style-name="No_20_Spacing">
      <style:text-properties style:text-underline-style="none" fo:font-weight="normal" officeooo:rsid="001a5019" officeooo:paragraph-rsid="001a5019" fo:background-color="#ffff00" style:font-weight-asian="normal" style:font-weight-complex="normal"/>
    </style:style>
    <style:style style:name="P53" style:family="paragraph" style:parent-style-name="No_20_Spacing">
      <style:text-properties style:text-underline-style="none" fo:font-weight="normal" officeooo:rsid="0000c3da" officeooo:paragraph-rsid="001a5019" fo:background-color="#ffff00" style:font-weight-asian="normal" style:font-weight-complex="normal"/>
    </style:style>
    <style:style style:name="P54" style:family="paragraph" style:parent-style-name="Text_20_body">
      <style:text-properties fo:font-variant="normal" fo:text-transform="none" fo:color="#000000" loext:opacity="100%" style:font-name="Calibri" fo:font-size="11pt" fo:letter-spacing="normal" fo:font-style="normal" style:text-underline-style="none" fo:font-weight="normal" officeooo:rsid="0000c3da" officeooo:paragraph-rsid="001a5019" fo:background-color="#ffff00" style:font-size-asian="11pt" style:font-weight-asian="normal" style:font-size-complex="11pt" style:font-weight-complex="normal"/>
    </style:style>
    <style:style style:name="P55" style:family="paragraph" style:parent-style-name="Text_20_body">
      <style:paragraph-properties fo:line-height="100%"/>
      <style:text-properties fo:color="#000000" loext:opacity="100%" style:font-name="Calibri" fo:font-size="11pt" officeooo:rsid="0000c3da" officeooo:paragraph-rsid="001a5019" fo:background-color="#ffff00" style:font-size-asian="11pt" style:font-size-complex="11pt"/>
    </style:style>
    <style:style style:name="P56" style:family="paragraph" style:parent-style-name="Text_20_body" style:list-style-name="L2">
      <style:paragraph-properties fo:line-height="100%"/>
      <style:text-properties fo:color="#000000" loext:opacity="100%" style:font-name="Calibri" fo:font-size="11pt" officeooo:rsid="0000c3da" officeooo:paragraph-rsid="001a5019" fo:background-color="#ffff00" style:font-size-asian="11pt" style:font-size-complex="11pt"/>
    </style:style>
    <style:style style:name="P57" style:family="paragraph" style:parent-style-name="No_20_Spacing">
      <style:text-properties style:text-underline-style="none" fo:font-weight="normal" officeooo:rsid="001a50f8" officeooo:paragraph-rsid="001a50f8" fo:background-color="#ffff00" style:font-weight-asian="normal" style:font-weight-complex="normal"/>
    </style:style>
    <style:style style:name="P58" style:family="paragraph" style:parent-style-name="No_20_Spacing">
      <style:text-properties style:text-underline-style="none" fo:font-weight="normal" officeooo:rsid="001a5019" officeooo:paragraph-rsid="001a50f8" fo:background-color="#ffff00" style:font-weight-asian="normal" style:font-weight-complex="normal"/>
    </style:style>
    <style:style style:name="P59" style:family="paragraph" style:parent-style-name="No_20_Spacing">
      <style:text-properties style:text-underline-style="none" fo:font-weight="normal" officeooo:rsid="0007cc10" officeooo:paragraph-rsid="001a50f8" fo:background-color="#ffff00" style:font-weight-asian="normal" style:font-weight-complex="normal"/>
    </style:style>
    <style:style style:name="P60" style:family="paragraph" style:parent-style-name="No_20_Spacing">
      <style:text-properties officeooo:rsid="00058379" officeooo:paragraph-rsid="001a50f8" fo:background-color="#ffff00"/>
    </style:style>
    <style:style style:name="P61" style:family="paragraph" style:parent-style-name="Text_20_body">
      <style:text-properties officeooo:rsid="00058379" officeooo:paragraph-rsid="001a50f8" fo:background-color="#ffff00"/>
    </style:style>
    <style:style style:name="P62" style:family="paragraph" style:parent-style-name="Text_20_body">
      <style:paragraph-properties fo:line-height="100%"/>
      <style:text-properties officeooo:rsid="00058379" officeooo:paragraph-rsid="001a50f8" fo:background-color="#ffff00"/>
    </style:style>
    <style:style style:name="P63" style:family="paragraph" style:parent-style-name="No_20_Spacing">
      <style:text-properties style:text-underline-style="none" fo:font-weight="normal" officeooo:rsid="001a5019" officeooo:paragraph-rsid="001a5019" style:font-weight-asian="normal" style:font-weight-complex="normal"/>
    </style:style>
    <style:style style:name="P64" style:family="paragraph" style:parent-style-name="No_20_Spacing">
      <style:text-properties style:text-underline-style="solid" style:text-underline-width="auto" style:text-underline-color="font-color" fo:font-weight="bold" officeooo:rsid="001a5019" officeooo:paragraph-rsid="001a5019" style:font-weight-asian="bold" style:font-weight-complex="bold"/>
    </style:style>
    <style:style style:name="P65" style:family="paragraph" style:parent-style-name="No_20_Spacing">
      <style:text-properties style:text-underline-style="none" fo:font-weight="normal" officeooo:rsid="001a50f8" officeooo:paragraph-rsid="001a50f8" style:font-weight-asian="normal" style:font-weight-complex="normal"/>
    </style:style>
    <style:style style:name="P66" style:family="paragraph" style:parent-style-name="No_20_Spacing">
      <style:text-properties style:text-underline-style="solid" style:text-underline-width="auto" style:text-underline-color="font-color" fo:font-weight="bold" officeooo:rsid="001a50f8" officeooo:paragraph-rsid="001a50f8" style:font-weight-asian="bold" style:font-weight-complex="bold"/>
    </style:style>
    <style:style style:name="P67" style:family="paragraph" style:parent-style-name="No_20_Spacing">
      <style:text-properties officeooo:rsid="0020ca94" officeooo:paragraph-rsid="0020ca94" fo:background-color="#f10d0c"/>
    </style:style>
    <style:style style:name="P68" style:family="paragraph" style:parent-style-name="No_20_Spacing">
      <style:text-properties officeooo:paragraph-rsid="001c35f5"/>
    </style:style>
    <style:style style:name="P69" style:family="paragraph" style:parent-style-name="No_20_Spacing">
      <style:text-properties style:text-underline-style="none" fo:font-weight="normal" officeooo:rsid="001a50f8" officeooo:paragraph-rsid="001c35f5" style:font-weight-asian="normal" style:font-weight-complex="normal"/>
    </style:style>
    <style:style style:name="P70" style:family="paragraph" style:parent-style-name="Standard">
      <style:text-properties officeooo:paragraph-rsid="001c35f5"/>
    </style:style>
    <style:style style:name="P71" style:family="paragraph" style:parent-style-name="Standard">
      <style:text-properties fo:font-weight="bold" officeooo:paragraph-rsid="001c35f5" style:font-weight-asian="bold" style:font-weight-complex="bold"/>
    </style:style>
    <style:style style:name="P72" style:family="paragraph" style:parent-style-name="No_20_Spacing">
      <style:text-properties fo:color="#000000" loext:opacity="100%" style:font-name="Calibri" fo:font-size="11pt" fo:font-weight="bold" officeooo:paragraph-rsid="001c35f5" style:font-size-asian="11pt" style:font-weight-asian="bold" style:font-size-complex="11pt" style:font-weight-complex="bold"/>
    </style:style>
    <style:style style:name="P73" style:family="paragraph" style:parent-style-name="Text_20_body">
      <style:text-properties fo:font-variant="normal" fo:text-transform="none" fo:color="#000000" loext:opacity="100%" style:font-name="Calibri" fo:font-size="11pt" fo:letter-spacing="normal" fo:font-style="normal" fo:font-weight="normal" officeooo:paragraph-rsid="001c35f5" style:font-size-asian="11pt" style:font-weight-asian="bold" style:font-size-complex="11pt" style:font-weight-complex="bold"/>
    </style:style>
    <style:style style:name="P74" style:family="paragraph" style:parent-style-name="Text_20_body" style:list-style-name="L3">
      <loext:graphic-properties draw:fill="none" draw:fill-color="#ffffff" draw:opacity="100%"/>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text-properties fo:font-variant="normal" fo:text-transform="none" fo:color="#000000" loext:opacity="100%" style:font-name="Calibri" fo:font-size="11pt" fo:letter-spacing="normal" fo:font-style="normal" fo:font-weight="normal" officeooo:paragraph-rsid="001c35f5" style:font-size-asian="11pt" style:font-weight-asian="bold" style:font-size-complex="11pt" style:font-weight-complex="bold"/>
    </style:style>
    <style:style style:name="P75" style:family="paragraph" style:parent-style-name="Text_20_body" style:list-style-name="L3">
      <loext:graphic-properties draw:fill="none" draw:fill-color="#ffffff" draw:opacity="100%"/>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text-properties fo:font-variant="normal" fo:text-transform="none" fo:color="#000000" loext:opacity="100%" style:font-name="Calibri" fo:font-size="11pt" fo:letter-spacing="normal" fo:font-style="normal" fo:font-weight="normal" officeooo:rsid="000cc668" officeooo:paragraph-rsid="001c35f5" style:font-size-asian="11pt" style:font-weight-asian="bold" style:font-size-complex="11pt" style:font-weight-complex="bold"/>
    </style:style>
    <style:style style:name="P76" style:family="paragraph" style:parent-style-name="No_20_Spacing">
      <style:text-properties officeooo:rsid="000c5632" officeooo:paragraph-rsid="001c35f5"/>
    </style:style>
    <style:style style:name="P77" style:family="paragraph" style:parent-style-name="No_20_Spacing">
      <style:text-properties officeooo:paragraph-rsid="001c35f5" fo:background-color="#ffffff" style:font-name-complex="Calibri1"/>
    </style:style>
    <style:style style:name="P78" style:family="paragraph" style:parent-style-name="No_20_Spacing">
      <style:text-properties fo:font-weight="bold" officeooo:paragraph-rsid="001c35f5" style:font-weight-asian="bold" style:font-weight-complex="bold"/>
    </style:style>
    <style:style style:name="P79" style:family="paragraph" style:parent-style-name="No_20_Spacing">
      <style:text-properties style:text-underline-style="solid" style:text-underline-width="auto" style:text-underline-color="font-color" fo:font-weight="bold" officeooo:rsid="001c35f5" officeooo:paragraph-rsid="001c35f5" style:font-weight-asian="bold" style:font-weight-complex="bold"/>
    </style:style>
    <style:style style:name="P80" style:family="paragraph" style:parent-style-name="No_20_Spacing">
      <style:text-properties style:text-underline-style="solid" style:text-underline-width="auto" style:text-underline-color="font-color" fo:font-weight="bold" officeooo:rsid="0020ca94" officeooo:paragraph-rsid="0020ca94" fo:background-color="#f10d0c" style:font-weight-asian="bold" style:font-weight-complex="bold"/>
    </style:style>
    <style:style style:name="P81" style:family="paragraph" style:parent-style-name="No_20_Spacing">
      <style:text-properties fo:font-weight="bold" officeooo:paragraph-rsid="001c35f5" fo:background-color="#f10d0c" style:font-weight-asian="bold" style:font-weight-complex="bold"/>
    </style:style>
    <style:style style:name="P82" style:family="paragraph" style:parent-style-name="No_20_Spacing">
      <style:text-properties fo:font-weight="bold" officeooo:rsid="001c35f5" officeooo:paragraph-rsid="001c35f5" style:font-weight-asian="bold" style:font-weight-complex="bold"/>
    </style:style>
    <style:style style:name="P83" style:family="paragraph" style:parent-style-name="No_20_Spacing">
      <style:text-properties fo:font-weight="bold" officeooo:rsid="001dd311" officeooo:paragraph-rsid="001dd311" style:font-weight-asian="bold" style:font-weight-complex="bold"/>
    </style:style>
    <style:style style:name="P84" style:family="paragraph" style:parent-style-name="No_20_Spacing">
      <style:text-properties fo:font-weight="normal" officeooo:rsid="001dd311" officeooo:paragraph-rsid="001dd311" style:font-weight-asian="normal" style:font-weight-complex="normal"/>
    </style:style>
    <style:style style:name="P85" style:family="paragraph" style:parent-style-name="No_20_Spacing">
      <style:text-properties style:text-underline-style="solid" style:text-underline-width="auto" style:text-underline-color="font-color" fo:font-weight="bold" officeooo:rsid="0008cc29" officeooo:paragraph-rsid="001dd311" style:font-weight-asian="bold" style:font-weight-complex="bold"/>
    </style:style>
    <style:style style:name="P86"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ffffff" loext:opacity="100%" style:font-name="Raleway" fo:font-size="12pt" fo:letter-spacing="normal" fo:font-style="normal" fo:font-weight="bold" officeooo:paragraph-rsid="001dd311"/>
    </style:style>
    <style:style style:name="P87" style:family="paragraph" style:parent-style-name="No_20_Spacing">
      <style:text-properties fo:font-weight="normal" officeooo:rsid="0020ca94" officeooo:paragraph-rsid="0020ca94" fo:background-color="#f10d0c" style:font-weight-asian="normal" style:font-weight-complex="normal"/>
    </style:style>
    <style:style style:name="P88" style:family="paragraph" style:parent-style-name="No_20_Spacing">
      <style:text-properties fo:font-weight="normal" officeooo:rsid="0008cc29" officeooo:paragraph-rsid="001dd311" style:font-weight-asian="normal" style:font-weight-complex="normal"/>
    </style:style>
    <style:style style:name="P89" style:family="paragraph" style:parent-style-name="Standard">
      <style:text-properties fo:font-weight="normal" officeooo:rsid="001dd311" officeooo:paragraph-rsid="001dd311" style:font-weight-asian="normal" style:font-weight-complex="normal"/>
    </style:style>
    <style:style style:name="P90" style:family="paragraph" style:parent-style-name="Standard">
      <style:text-properties fo:font-weight="normal" officeooo:rsid="0009d113" officeooo:paragraph-rsid="001dd311" style:font-weight-asian="normal" style:font-weight-complex="normal"/>
    </style:style>
    <style:style style:name="P91" style:family="paragraph" style:parent-style-name="Standard">
      <style:text-properties officeooo:paragraph-rsid="001dd311"/>
    </style:style>
    <style:style style:name="P92" style:family="paragraph" style:parent-style-name="Standard">
      <style:text-properties fo:font-weight="bold" officeooo:rsid="0008cc29" officeooo:paragraph-rsid="001dd311" style:font-weight-asian="bold" style:font-weight-complex="bold"/>
    </style:style>
    <style:style style:name="T1" style:family="text">
      <style:text-properties officeooo:rsid="000fa335"/>
    </style:style>
    <style:style style:name="T2" style:family="text">
      <style:text-properties officeooo:rsid="00115495"/>
    </style:style>
    <style:style style:name="T3" style:family="text">
      <style:text-properties officeooo:rsid="00060646"/>
    </style:style>
    <style:style style:name="T4" style:family="text">
      <style:text-properties style:text-underline-style="solid" style:text-underline-width="auto" style:text-underline-color="font-color"/>
    </style:style>
    <style:style style:name="T5" style:family="text">
      <style:text-properties officeooo:rsid="00214af2" fo:background-color="#f10d0c" loext:char-shading-value="0"/>
    </style:style>
    <style:style style:name="T6" style:family="text">
      <style:text-properties officeooo:rsid="00169c96"/>
    </style:style>
    <style:style style:name="T7" style:family="text">
      <style:text-properties fo:background-color="#ffff00" loext:char-shading-value="0"/>
    </style:style>
    <style:style style:name="T8" style:family="text">
      <style:text-properties officeooo:rsid="001f33b0" fo:background-color="#ffff00" loext:char-shading-value="0"/>
    </style:style>
    <style:style style:name="T9" style:family="text">
      <style:text-properties officeooo:rsid="00143271"/>
    </style:style>
    <style:style style:name="T10" style:family="text">
      <style:text-properties style:text-underline-style="none"/>
    </style:style>
    <style:style style:name="T11" style:family="text">
      <style:text-properties fo:font-variant="normal" fo:text-transform="none" fo:color="#000000" loext:opacity="100%" style:font-name="Calibri" fo:font-size="11pt" fo:letter-spacing="normal" fo:font-style="normal" fo:font-weight="normal" fo:background-color="#ffffff" loext:char-shading-value="0" style:font-size-asian="11pt" style:font-weight-asian="normal" style:font-size-complex="11pt" style:font-weight-complex="normal"/>
    </style:style>
    <style:style style:name="T12" style:family="text">
      <style:text-properties fo:font-variant="normal" fo:text-transform="none" fo:color="#000000" loext:opacity="100%" style:font-name="Calibri" fo:font-size="11pt" fo:letter-spacing="normal" fo:font-style="normal" fo:font-weight="normal" officeooo:rsid="0003e3b5" fo:background-color="#ffffff" loext:char-shading-value="0" style:font-size-asian="11pt" style:font-weight-asian="normal" style:font-size-complex="11pt" style:font-weight-complex="normal"/>
    </style:style>
    <style:style style:name="T13" style:family="text">
      <style:text-properties fo:font-variant="normal" fo:text-transform="none" fo:color="#000000" loext:opacity="100%" style:font-name="Calibri" fo:font-size="11pt" fo:letter-spacing="normal" fo:font-style="normal" fo:font-weight="normal" fo:background-color="#ffffff"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0000" loext:opacity="100%" style:font-name="Calibri" fo:font-size="11pt" fo:letter-spacing="normal" fo:font-style="normal" fo:font-weight="normal" officeooo:rsid="0003e3b5" fo:background-color="#ffffff" loext:char-shading-value="0" style:font-size-asian="11pt" style:font-weight-asian="normal" style:font-size-complex="11pt" style:font-weight-complex="normal" loext:padding="0cm" loext:border="none"/>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text:display="none"/>
    </style:style>
    <style:style style:name="T17" style:family="text">
      <style:text-properties officeooo:rsid="0019eb15"/>
    </style:style>
    <style:style style:name="T18" style:family="text">
      <style:text-properties officeooo:rsid="00058379"/>
    </style:style>
    <style:style style:name="T19" style:family="text">
      <style:text-properties officeooo:rsid="00029006"/>
    </style:style>
    <style:style style:name="T20" style:family="text">
      <style:text-properties officeooo:rsid="0007cc10"/>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0000" loext:opacity="100%" style:font-name="Calibri" fo:font-size="11pt" fo:font-weight="bold" style:font-size-asian="11pt" style:font-weight-asian="bold" style:font-size-complex="11pt" style:font-weight-complex="bold"/>
    </style:style>
    <style:style style:name="T23"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24" style:family="text">
      <style:text-properties fo:font-variant="normal" fo:text-transform="none" fo:color="#000000" loext:opacity="100%" style:font-name="Calibri" fo:font-size="11pt" fo:letter-spacing="normal" fo:font-style="normal" fo:font-weight="normal" officeooo:rsid="000c5632" style:font-size-asian="11pt" style:font-size-complex="11pt"/>
    </style:style>
    <style:style style:name="T25" style:family="text">
      <style:text-properties fo:color="#000000" loext:opacity="100%" style:font-name="Calibri" fo:font-size="11pt" style:font-size-asian="11pt" style:font-size-complex="11pt"/>
    </style:style>
    <style:style style:name="T26" style:family="text">
      <style:text-properties officeooo:rsid="000c5632"/>
    </style:style>
    <style:style style:name="T27" style:family="text">
      <style:text-properties fo:background-color="#ffffff" loext:char-shading-value="0" style:font-name-complex="Calibri1"/>
    </style:style>
    <style:style style:name="T28" style:family="text">
      <style:text-properties fo:font-weight="bold" fo:background-color="#ffffff" loext:char-shading-value="0" style:font-weight-asian="bold" style:font-name-complex="Calibri1" style:font-weight-complex="bold"/>
    </style:style>
    <style:style style:name="T29" style:family="text">
      <style:text-properties fo:background-color="#f10d0c" loext:char-shading-value="0"/>
    </style:style>
    <style:style style:name="T30" style:family="text">
      <style:text-properties fo:font-weight="normal" style:font-weight-asian="normal" style:font-weight-complex="normal"/>
    </style:style>
    <style:style style:name="T31" style:family="text">
      <style:text-properties officeooo:rsid="001dd311"/>
    </style:style>
    <style:style style:name="T32" style:family="text">
      <style:text-properties fo:language="en" fo:country="U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site Changes</text:p>
      <text:p text:style-name="P1"/>
      <text:p text:style-name="P1">Overall look</text:p>
      <text:p text:style-name="P1">The prominent colours should match the logo</text:p>
      <text:p text:style-name="P2">The logo needs to be more prominently displayed</text:p>
      <text:p text:style-name="P1">Pictures need to be changed – don’t like massage picture – less ‘spa like’ and more ‘therapeutic’</text:p>
      <text:p text:style-name="P1">Dont like brain – change to ‘Spine / Back pain’</text:p>
      <text:p text:style-name="P3">Dont like acupuncture picture (we don’t do acupunture) – Change to Chiropractic adjustment</text:p>
      <text:p text:style-name="P1"/>
      <text:p text:style-name="P4">Landing Page</text:p>
      <text:p text:style-name="P1">Tag Lines – Chiropractic and Specialist Holistic Therapy – Natural Healing – Natural and drug free solutions to pain, disease and promoting wellness</text:p>
      <text:p text:style-name="P1">Expert Chiropractic and Physiotherapy – Expert Care – comprehensive treatment for pain relief, injury recovery and optimal wellness in Kampala and Entebbe</text:p>
      <text:p text:style-name="P5">Others are fine.</text:p>
      <text:p text:style-name="P1"/>
      <text:p text:style-name="P1">Remove ‘Success Rate’</text:p>
      <text:p text:style-name="P1"/>
      <text:p text:style-name="P5">1000+ Happy patients</text:p>
      <text:p text:style-name="P6">20+ years experience</text:p>
      <text:p text:style-name="P1"/>
      <text:p text:style-name="P1">Remove picture of random man <text:span text:style-name="T1">in mask</text:span></text:p>
      <text:p text:style-name="P1"/>
      <text:p text:style-name="P7">Remove</text:p>
      <text:p text:style-name="P7">‘Our Story’ – Natural and non-invasive forms of healthcare – it appears later on the page.</text:p>
      <text:p text:style-name="P8"/>
      <text:p text:style-name="P9">Remove ‘Specialist Chiro &amp; Holistic healthcare paragraph’ and Collaborative care’</text:p>
      <text:p text:style-name="P9">Instead….</text:p>
      <text:p text:style-name="P10">I think you inserted the wrong paragraph...</text:p>
      <text:p text:style-name="P3">Take the paragraph in the ‘About us’ Tab – ‘Our Story’ that <text:span text:style-name="T2">should </text:span>read…</text:p>
      <text:p text:style-name="P11">Back 2 Health Chiropractic and Wellness Centre <text:span text:style-name="T2">is dedicated to providing n</text:span>atural and drug free solutions to disease and pain while promoting Wellness. <text:span text:style-name="T2">We believe in addressing the root cause of health issues rather than just treating symptoms.</text:span></text:p>
      <text:p text:style-name="P11">We <text:span text:style-name="T2">maintain that</text:span> everyone deserves to live free from pain—without relying on painkillers or being limited in doing what they love. </text:p>
      <text:p text:style-name="P11">We deliver a professional, highly specialised and patient centred approach; combining individually tailored healthcare plans with the most effective, long-term treatment available.</text:p>
      <text:p text:style-name="P11">We see people from all walks of life, from 4-week old babies to pensioners in their 90s, from pregnant women to office workers to professional athletes <text:span text:style-name="T3">to improve movement and function, reduce pain and enhance wellbeing. </text:span></text:p>
      <text:p text:style-name="P12" loext:marker-style-name="T4"/>
      <text:p text:style-name="P13" loext:marker-style-name="T4">Whether you are looking for relief from injury or chronic pain, or trying to maintain a healthy, active lifestyle we can help. </text:p>
      <text:p text:style-name="P13" loext:marker-style-name="T4"/>
      <text:p text:style-name="P13" loext:marker-style-name="T4">With locations in Bukoto and Entebbe, we serve the greater Kampala area and beyond, providing accessible, high-quality healthcare that focuses on your overall wellbeing and long-term health goals.</text:p>
      <text:p text:style-name="P14" loext:marker-style-name="T4"/>
      <text:p text:style-name="P15" loext:marker-style-name="T4"/>
      <text:p text:style-name="P15" loext:marker-style-name="T4">Leave ‘Tick boxes’ – Expert team etc</text:p>
      <text:p text:style-name="P15" loext:marker-style-name="T4"/>
      <text:p text:style-name="P15" loext:marker-style-name="T4">Remove Line</text:p>
      <text:p text:style-name="P15" loext:marker-style-name="T4"><text:soft-page-break/>Comprehensive healthcare solutions….</text:p>
      <text:p text:style-name="P15" loext:marker-style-name="T4">Insert </text:p>
      <text:p text:style-name="P16" loext:marker-style-name="T4">Natural and non-invasive forms of Healthcare.</text:p>
      <text:p text:style-name="P16" loext:marker-style-name="T4"/>
      <text:p text:style-name="P15" loext:marker-style-name="T4">Change photos: <text:span text:style-name="T5">Still don’t like photos for Physiotherapy, massage therapy and PEMF</text:span></text:p>
      <text:p text:style-name="P15" loext:marker-style-name="T4">Chiropra<text:span text:style-name="T6">c</text:span>tic Box to either a person performing a chiropractic manipulation or a spine pain picture</text:p>
      <text:p text:style-name="P15" loext:marker-style-name="T4">Physio pic is ok – but not great</text:p>
      <text:p text:style-name="P15" loext:marker-style-name="T4">Change Massage therapy to ‘Therapeutic Massage’. Change pic – not spa therapy</text:p>
      <text:p text:style-name="P17" loext:marker-style-name="T4">Change PEMF Therapy Pic </text:p>
      <text:p text:style-name="P15" loext:marker-style-name="T4">Change Diabetes and weight loss programs Picture</text:p>
      <text:p text:style-name="P15" loext:marker-style-name="T4">Change corporate wellness Picture</text:p>
      <text:p text:style-name="P18" loext:marker-style-name="T4">Add Here – Box – Corporate wellness – Develop strategies to enhance the wellbeing and productivity of your staff. Holistic wellness services tailored to the needs of individual companies.</text:p>
      <text:p text:style-name="P19" loext:marker-style-name="T4"/>
      <text:p text:style-name="P20" loext:marker-style-name="T4">Remove</text:p>
      <text:p text:style-name="P20" loext:marker-style-name="T4">Wellness Programs and following paragraph and boxes.</text:p>
      <text:p text:style-name="P20" loext:marker-style-name="T4"/>
      <text:p text:style-name="P21" loext:marker-style-name="T4">‘Common Conditions we treat’</text:p>
      <text:p text:style-name="P21" loext:marker-style-name="T4">Put ‘Back Pain’ not low back pain</text:p>
      <text:p text:style-name="P21" loext:marker-style-name="T4">Instead of ‘Arthritis’ put ‘Joint pain’ – Comprehensive management of shoulder, knee and other joint problems, focusing on pain relief and restoration of normal function.</text:p>
      <text:p text:style-name="P22" loext:marker-style-name="T4">Add Pregnancy and Paediatric Care – Chiropractic treatment aims to help keep you as comfortable as possible and optimise In-Utero Foetal positioning aiding the birth process. </text:p>
      <text:p text:style-name="P22" loext:marker-style-name="T4">Our Chiropractors are also trained in treating infants and babies; common problems including sleep and feeding difficulties, colic and constipation are common paediatric complaints in a Chiropractor’s office.</text:p>
      <text:p text:style-name="P15" loext:marker-style-name="T4"/>
      <text:p text:style-name="P18" loext:marker-style-name="T4">Under conditions we treat… </text:p>
      <text:p text:style-name="P18" loext:marker-style-name="T4">The final box – Chronic pain and diseases – should be in same ‘columns’ format??</text:p>
      <text:p text:style-name="P15" loext:marker-style-name="T4"/>
      <text:p text:style-name="P21" loext:marker-style-name="T4">What our patients say</text:p>
      <text:p text:style-name="P21" loext:marker-style-name="T4">- I will provide you with real reviews – <text:span text:style-name="T7">there are a few on google that can be used in the meantime. </text:span><text:span text:style-name="T8">Please don’t use fake reviews.</text:span></text:p>
      <text:p text:style-name="P20" loext:marker-style-name="T4"/>
      <text:p text:style-name="P23" loext:marker-style-name="T4">1000+ happy patients <text:tab/>20+ years experience</text:p>
      <text:p text:style-name="P23" loext:marker-style-name="T4"/>
      <text:p text:style-name="P23" loext:marker-style-name="T4">Book your appointment – fine</text:p>
      <text:p text:style-name="P23" loext:marker-style-name="T4"/>
      <text:p text:style-name="P23" loext:marker-style-name="T4">FAQ</text:p>
      <text:p text:style-name="P23" loext:marker-style-name="T4">1 – Do I need a referral to book an appointment? <text:s/>Please remove word ‘naturopathy’</text:p>
      <text:p text:style-name="P23" loext:marker-style-name="T4">2 – what is collaborative care?</text:p>
      <text:p text:style-name="P23" loext:marker-style-name="T4">3 – what should I expect…. <text:s/>Your first visit...discuss treatment options. You may be referred for <text:span text:style-name="T9">imaging or further diagnostics if required. </text:span>We will explain the cause of your primary condition <text:span text:style-name="T9">and provide treatment when possible.</text:span> </text:p>
      <text:p text:style-name="P24" loext:marker-style-name="T4">Remove ‘Do you accept insurance’?</text:p>
      <text:p text:style-name="P24" loext:marker-style-name="T4">4 - How long does treatment typically take? – Change to: How many treatment sessions will I need?</text:p>
      <text:p text:style-name="P24" loext:marker-style-name="T4"><text:s/>5 – Can you help with chronic pain conditions? …..</text:p>
      <text:p text:style-name="P24" loext:marker-style-name="T4">6 – Do you offer corporate wellness programs?</text:p>
      <text:p text:style-name="P24" loext:marker-style-name="T4">7 – Are your practitioners licensed… Yes all our practitioners are fully licensed and certified in their respective field. Our team includes highly qualified Chiropractors, Physiotherapists and Massage therapists. We maintain the highest standards of professional excellence and continuing education. </text:p>
      <text:p text:style-name="P23" loext:marker-style-name="T4"/>
      <text:p text:style-name="P25" loext:marker-style-name="T4"><text:soft-page-break/>Visit our clinic</text:p>
      <text:p text:style-name="P25" loext:marker-style-name="T4">Conveniently located in Bukoto, Kampala and Entebbe. Consultation is by appointment only.</text:p>
      <text:p text:style-name="P25" loext:marker-style-name="T4">Kampala – Mukasa Road, Bukoto</text:p>
      <text:p text:style-name="P25" loext:marker-style-name="T4">Entebbe</text:p>
      <text:p text:style-name="P25" loext:marker-style-name="T4"/>
      <text:p text:style-name="P25" loext:marker-style-name="T4">Leave out – ‘opening hours’</text:p>
      <text:p text:style-name="P25" loext:marker-style-name="T4"/>
      <text:p text:style-name="P25" loext:marker-style-name="T4">Contact </text:p>
      <text:p text:style-name="P25" loext:marker-style-name="T4"/>
      <text:p text:style-name="P25" loext:marker-style-name="T4">Getting there – I will provide a pin location for Kampala premises as soon as possible.</text:p>
      <text:p text:style-name="P25" loext:marker-style-name="T4"/>
      <text:p text:style-name="P25" loext:marker-style-name="T4"/>
      <text:p text:style-name="P25" loext:marker-style-name="T4"/>
      <text:p text:style-name="P25" loext:marker-style-name="T4"/>
      <text:p text:style-name="P25" loext:marker-style-name="T4"/>
      <text:p text:style-name="P26" loext:marker-style-name="T4">About Tab</text:p>
      <text:p text:style-name="P26" loext:marker-style-name="T4"/>
      <text:p text:style-name="P27" loext:marker-style-name="T10">….. trusted partner … in Kampala and Entebbe, Uganda</text:p>
      <text:p text:style-name="P27" loext:marker-style-name="T10"/>
      <text:p text:style-name="P27" loext:marker-style-name="T10">‘Our Mission’ change to ‘Our Goal’</text:p>
      <text:p text:style-name="P27" loext:marker-style-name="T10"/>
      <text:p text:style-name="P28" loext:marker-style-name="T10">First paragraph – remove – ‘Our collaborative care model….health and wellbeing.’</text:p>
      <text:p text:style-name="P29" loext:marker-style-name="T10"/>
      <text:p text:style-name="P27" loext:marker-style-name="T10">Remove ‘Our Story’ </text:p>
      <text:p text:style-name="P27" loext:marker-style-name="T10">Insert….</text:p>
      <text:p text:style-name="P30">Whether it’s back pain, a sports injury, sciatica, or something more complex, we’ll match you with the clinician who’s the best fit for your body, your goals, and your journey, regardless of their professional title.</text:p>
      <text:p text:style-name="P30">Every member of our team is trained to the same high standards. Every clinician is skilled, collaborative, and focused on getting you better; not selling a profession, but solving your problem.</text:p>
      <text:p text:style-name="P31"><text:span text:style-name="T11">We </text:span><text:span text:style-name="T12">are</text:span><text:span text:style-name="T11"> </text:span><text:span text:style-name="Strong_20_Emphasis"><text:span text:style-name="T13">experts who listen, explain, and guide you forward, together. </text:span></text:span><text:span text:style-name="Strong_20_Emphasis"><text:span text:style-name="T14">If any of our clinicians believe that you would be better suited with another therapist they will refer you so that you receive the best possible individual care. </text:span></text:span></text:p>
      <text:p text:style-name="P3"/>
      <text:p text:style-name="P32">What happened to the individual clinician profiles?</text:p>
      <text:p text:style-name="P3"/>
      <text:p text:style-name="P5">Our Approach – Is fine</text:p>
      <text:p text:style-name="P5"/>
      <text:p text:style-name="P5">Non-profit collaboration</text:p>
      <text:p text:style-name="P5">- organisation founded in 2017</text:p>
      <text:p text:style-name="P33">Please remove ‘training programs’ – insert link to HBH webpage.</text:p>
      <text:p text:style-name="P33"/>
      <text:p text:style-name="P33"/>
      <text:p text:style-name="P5"/>
      <text:p text:style-name="P1"/>
      <text:p text:style-name="P34">Our Services</text:p>
      <text:p text:style-name="P35">Chiropractic – change logo to spine</text:p>
      <text:p text:style-name="P32">I don’t like the ‘logo’ next to the type of therapy – they are random and nothing to do with the therapy itself.</text:p>
      <text:p text:style-name="P35">Comprehensive neuromusculoskeletal diagnosis and treatment.</text:p>
      <text:p text:style-name="P35">Including:</text:p>
      <text:p text:style-name="P35">Spinal adjustment and manipulation</text:p>
      <text:p text:style-name="P35">Soft tissue and fascia releases</text:p>
      <text:p text:style-name="P35"><text:soft-page-break/>Multiple Chiropractic Specific techniques</text:p>
      <text:p text:style-name="P35">Pregnancy and paediatric Chiropractic</text:p>
      <text:p text:style-name="P35">Sport Injury prevention and treatments</text:p>
      <text:p text:style-name="P33"/>
      <text:p text:style-name="P35">About Chiropractic</text:p>
      <text:p text:style-name="P36">Please use wording provided to you…..</text:p>
      <text:p text:style-name="P37" loext:marker-style-name="T15"><text:span text:style-name="T15">CHIROPRACTIC</text:span></text:p>
      <text:p text:style-name="P37">Chiropractic is based on the scientific fact that your body is a self-regulating, self-healing organism. All the important functions of the body are controlled by the nervous system, comprising of the brain, spinal cord, and nerves.</text:p>
      <text:p text:style-name="P37">Chiropractic focuses on the nervous system and its relationship to your body.<text:bookmark-start text:name="_Hlk178166879"/></text:p>
      <text:p text:style-name="P37"><text:bookmark-end text:name="_Hlk178166879"/></text:p>
      <text:p text:style-name="P38">Chiropractic is a health care profession concerned with the diagnosis, treatment, and prevention of neuromusculoskeletal disorders, and the effects of these disorders on the nervous system and general health.</text:p>
      <text:p text:style-name="P39">There is an emphasis on manual techniques, including joint adjustment and/or manipulation, with a particular focus on joint subluxation/dysfunction. </text:p>
      <text:p text:style-name="P40">Include FAQ...</text:p>
      <text:p text:style-name="P38" loext:marker-style-name="T4"><text:span text:style-name="T4">What is Chiropractic?</text:span></text:p>
      <text:p text:style-name="P38">Chiropractic specialises in the diagnosis, treatment and prevention of conditions which are due to mechanical dysfunction of the muscles, joints and in particular the spine and their effects upon the nervous system. </text:p>
      <text:p text:style-name="P38" loext:marker-style-name="T16"><text:span text:style-name="T16"> </text:span></text:p>
      <text:p text:style-name="P38" loext:marker-style-name="T4"><text:span text:style-name="T4">What do Chiropractors do?</text:span></text:p>
      <text:p text:style-name="P38">In Chiropractic, the emphasis is on prevention and ‘adjustment’. According to the condition being treated, one or more of a whole range of different chiropractic adjusting techniques can be used. With these your chiropractor effects an improvement in your joint’s mobility, as well as nerve and muscle function. Your body’s own healing process (which we normally recognise in its ability to heal bruises, cuts and broken bones) will then be able to continue the task of restoring your health. </text:p>
      <text:p text:style-name="P38" loext:marker-style-name="T4"><text:span text:style-name="T4">What will happen when you visit a chiropractor?</text:span></text:p>
      <text:p text:style-name="P38">A visit to the chiropractor is very similar to visiting your medical doctor; he or she is a primary healthcare professional. <text:s/>The difference is that the process and treatment of your complaint is always done from a holistic, drug free perspective. <text:s/>On the first visit the chiropractor will take your medical history carry out a full examination. <text:s/>This includes orthopaedic and neurological tests whereby muscle strength, nerve function, joint function, as well as body balance and alignment are determined. <text:s/>The examination may require further diagnostic tests such as taking x-rays. <text:s/>The chiropractor will then be in a position to establish problem areas and identify the source of the complaint. <text:s text:c="2"/>The chiropractor will explain why you are having a problem, what type of injury you have sustained and may suggest that you modify your daily activities to prevent further aggravation of your condition. </text:p>
      <text:p text:style-name="P38" loext:marker-style-name="T4"><text:span text:style-name="T4">What does treatment involve?</text:span></text:p>
      <text:p text:style-name="P38">Using skilled manipulation and quick, comfortable adjustment techniques, with just the right amount of pressure, Chiropractors gently unlock the stiff joints to restore proper function and mobility. This in turn helps to settle the pain. The vulnerable area is then stabilised with further treatments. When you have experienced the benefits of chiropractic treatment in reducing pain and discomfort, the next step is to help you get active again. Following treatment rehabilitation and exercise are essential to speed your body’s natural healing process and strengthen your muscles to prevent recurrence of the condition. </text:p>
      <text:p text:style-name="P38"/>
      <text:p text:style-name="P41">Alongside the traditional chiropractic adjustment, chiropractors utilize adjunctive therapies:</text:p>
      <text:p text:style-name="P41">Spinal and peripheral joint mobilization</text:p>
      <text:p text:style-name="P41">Muscle, nerve and fascia release techniques </text:p>
      <text:p text:style-name="P41">Therapeutic instrument techniques and modalities</text:p>
      <text:p text:style-name="P41"><text:soft-page-break/>Exercise, rehabilitative programs and other forms of active care;</text:p>
      <text:p text:style-name="P42">Nutrition and dietary interventions,</text:p>
      <text:p text:style-name="P41">Psychosocial aspects of patient management;</text:p>
      <text:p text:style-name="P41">Patient education on spinal health, posture, ergonomics, nutrition and other lifestyle modifications;</text:p>
      <text:p text:style-name="P41">Emergency treatment and acute pain management procedures as indicated;</text:p>
      <text:p text:style-name="P41">Other supportive measures, which may include the use of taping, back supports and orthotics;</text:p>
      <text:p text:style-name="P43">Recognition of contraindications and risk management procedures, the limitations of chiropractic care, and of the need for protocols relating to referral to other health professionals.</text:p>
      <text:p text:style-name="P44"/>
      <text:p text:style-name="P45">Physiotherapy – change logo to <text:span text:style-name="T17">person stretching / exercising</text:span></text:p>
      <text:p text:style-name="P46">Keep tag-line and services include…</text:p>
      <text:p text:style-name="P46">Add - </text:p>
      <text:p text:style-name="P46">Words should read:</text:p>
      <text:p text:style-name="P47">Physiotherapy is a science-based, personali<text:span text:style-name="T18">s</text:span>ed approach to restoring movement, improving function, and enhancing quality of life. Whether you're recovering from surgery, dealing with chronic pain, or facing a sports injury, our licensed physiotherapist <text:span text:style-name="T19">is</text:span> here to support your journey to recovery and long-term wellness.</text:p>
      <text:p text:style-name="P48">Through a combination of hands-on techniques, tailored exercise programs, and education, physiotherapy can help:</text:p>
      <text:list text:style-name="L1">
        <text:list-item>
          <text:p text:style-name="P49">Alleviate pain and inflammation</text:p>
        </text:list-item>
        <text:list-item>
          <text:p text:style-name="P49">Restore strength, flexibility, and mobility</text:p>
        </text:list-item>
        <text:list-item>
          <text:p text:style-name="P49">Prevent further injury or complications</text:p>
        </text:list-item>
        <text:list-item>
          <text:p text:style-name="P49">Improve posture and movement mechanics</text:p>
        </text:list-item>
      </text:list>
      <text:p text:style-name="P48">We treat a wide range of conditions, including musculoskeletal injuries, neurological disorders, post-operative rehabilitation, and more. Every treatment plan is customi<text:span text:style-name="T19">s</text:span>ed to meet your unique goals and lifestyle.</text:p>
      <text:p text:style-name="P48">Start moving better, feeling stronger, and living more fully—book your physiotherapy session today.</text:p>
      <text:p text:style-name="P50"/>
      <text:p text:style-name="P51">Therapeutic massage</text:p>
      <text:p text:style-name="P52">Keep start</text:p>
      <text:p text:style-name="P52">About therapeutic massage:</text:p>
      <text:p text:style-name="P53">Therapeutic massage is also known as Medical massage, it is tailored to your health needs.</text:p>
      <text:p text:style-name="P54">At Back 2 Health, discover the healing power of therapeutic massage</text:p>
      <text:p text:style-name="P54">A targeted approach to relieve stress, reduce pain, and restore balance to your body and mind. Unlike a simple relaxation massage, therapeutic massage focuses on specific areas of tension and discomfort, using techniques tailored to your individual needs. Whether you're recovering from an injury, managing chronic pain, or simply looking to improve your overall wellness, our trained massage therapists are here to help you feel your best.</text:p>
      <text:p text:style-name="P55">Benefits include:</text:p>
      <text:list text:style-name="L2">
        <text:list-item>
          <text:p text:style-name="P56">Relief from muscle tension and soreness</text:p>
        </text:list-item>
        <text:list-item>
          <text:p text:style-name="P56">Improved circulation and flexibility</text:p>
        </text:list-item>
        <text:list-item>
          <text:p text:style-name="P56">Stress and anxiety reduction</text:p>
        </text:list-item>
        <text:list-item>
          <text:p text:style-name="P56"><text:soft-page-break/>Support for injury recovery and posture improvement</text:p>
        </text:list-item>
      </text:list>
      <text:p text:style-name="P55">Let therapeutic massage be a part of your self-care journey. Book your session today and take a step toward better health.</text:p>
      <text:p text:style-name="P46"/>
      <text:p text:style-name="P46">PEMF</text:p>
      <text:p text:style-name="P46">Keep</text:p>
      <text:p text:style-name="P46"/>
      <text:p text:style-name="P46">Qigong</text:p>
      <text:p text:style-name="P46">Keep</text:p>
      <text:p text:style-name="P46"/>
      <text:p text:style-name="P46">Corporate wellness</text:p>
      <text:p text:style-name="P57">First part is fine.</text:p>
      <text:p text:style-name="P57">About – put link to ‘Programs’ Tab</text:p>
      <text:p text:style-name="P46"/>
      <text:p text:style-name="P46">Diabetes &amp;</text:p>
      <text:p text:style-name="P58">Leave out – blood sugar monitoring support</text:p>
      <text:p text:style-name="P57">About – put link to ‘Programs’ tab.</text:p>
      <text:p text:style-name="P57"/>
      <text:p text:style-name="P58"/>
      <text:p text:style-name="P57">Add - </text:p>
      <text:p text:style-name="P59">Complex Cases and Second opinions</text:p>
      <text:p text:style-name="P60"><text:span text:style-name="T20">W</text:span>e specialise in guiding patients through the complexity of chronic or unresolved musculoskeletal conditions. If you’ve been living with persistent pain, received conflicting diagnoses, or found previous treatments ineffective, our expert second opinions can provide the clarity and direction you need. </text:p>
      <text:p text:style-name="P61">With extensive experience in managing complex musculoskeletal conditions, our clinic is uniquely positioned to offer clear, expert insights—particularly for individuals who have seen multiple clinicians without finding lasting solutions. We provide thorough second opinions that help clarify the next steps, whether that involves further treatment within our team or referral to another specialist.</text:p>
      <text:p text:style-name="P62">Patients are encouraged to bring any relevant scans or medical records. During the consultation, a comprehensive assessment is carried out, including a detailed review of medical history and symptoms. With a meticulous and evidence-based approach, we aim to identify the root cause of the issue and outline a clear path forward.</text:p>
      <text:p text:style-name="P62">Following the appointment, you will <text:span text:style-name="T20">be provided a summarised </text:span>clinical opinion and recommended next steps. This may include further imaging, treatment recommendations, or onward referral—empowering you to make informed decisions about your care and recovery.</text:p>
      <text:p text:style-name="P60"/>
      <text:p text:style-name="P52">The rest of the page is fine.</text:p>
      <text:p text:style-name="P63"/>
      <text:p text:style-name="P64">Programs Tab</text:p>
      <text:p text:style-name="P63"/>
      <text:p text:style-name="P65">Remove the inofmation boxes you have put in.</text:p>
      <text:p text:style-name="P65">Only 2 boxes :</text:p>
      <text:p text:style-name="P65"/>
      <text:p text:style-name="P65">Corporate wellness </text:p>
      <text:p text:style-name="P65">and</text:p>
      <text:p text:style-name="P65">Diabetes and weight loss</text:p>
      <text:p text:style-name="P65"/>
      <text:p text:style-name="P66"><text:soft-page-break/>Corporate wellness</text:p>
      <text:p text:style-name="P67">I don’t like the way this paragraph looks – nothing jumps out and no-one will read a paragraph of text….</text:p>
      <text:p text:style-name="P68"/>
      <text:p text:style-name="P68">Do you want:</text:p>
      <text:p text:style-name="P68" loext:marker-style-name="T15"><text:span text:style-name="T15">Happy, Healthy employees </text:span></text:p>
      <text:p text:style-name="P68" loext:marker-style-name="T15"><text:bookmark-start text:name="_Hlk169940948"/><text:span text:style-name="T15">Improved workplace morale</text:span></text:p>
      <text:p text:style-name="P68" loext:marker-style-name="T15"><text:span text:style-name="T15">Reduced days off sick</text:span></text:p>
      <text:p text:style-name="P68" loext:marker-style-name="T15"><text:span text:style-name="T15">Improved productivity</text:span></text:p>
      <text:p text:style-name="P68" loext:marker-style-name="T15"><text:span text:style-name="T15">Reduced company costs</text:span><text:bookmark-end text:name="_Hlk169940948"/></text:p>
      <text:p text:style-name="P68">Then you need to prioritise your employee’s health in a preventative way.</text:p>
      <text:p text:style-name="P68"/>
      <text:p text:style-name="P68">It turns out that a comprehensive, strategically designed investment in employees’ social, mental, and physical health pays off. Research proves that wellness programs actually save company’s money.</text:p>
      <text:p text:style-name="P68">Wellness programs have often been viewed as a nice extra, not a strategic imperative. Newer evidence tells a different story. </text:p>
      <text:p text:style-name="P68">The long and short of it: Healthy employees cost you less.</text:p>
      <text:p text:style-name="P68"/>
      <text:p text:style-name="P68">Back 2 Health and their team of professionals can aid you to develop strategies to enhance the wellbeing, and productivity of your staff. We aim to provide holistic wellness services tailored to the needs of individual companies. </text:p>
      <text:p text:style-name="P69"/>
      <text:p text:style-name="P70" loext:marker-style-name="T21"><text:span text:style-name="T21">Our Corporate Programs</text:span></text:p>
      <text:p text:style-name="P68"><text:span text:style-name="T15">Individual Therapy</text:span> – Your staff can reach their health and wellness goals by consulting with one of our therapists</text:p>
      <text:p text:style-name="P68"><text:span text:style-name="T15">Group programs</text:span> - Join one of our carefully designed group programs to address health issues such as: Diabetes, Obesity, High cholesterol, High Blood Pressure</text:p>
      <text:p text:style-name="P68"><text:span text:style-name="T15">Regular Group Sessions</text:span> – Qi gong, Breathwork and Meditation sessions for stress management and wellness. </text:p>
      <text:p text:style-name="P68">Exercise Rehabilitation – Addressing issues such as Low Back Pain and Neck Pain</text:p>
      <text:p text:style-name="P68" loext:marker-style-name="T15"><text:span text:style-name="T15">Single or Multi-day Workshops for Groups:</text:span></text:p>
      <text:p text:style-name="P71" loext:marker-style-name="T15"/>
      <text:p text:style-name="P71" loext:marker-style-name="T15">Corporate Wellness Workshops</text:p>
      <text:p text:style-name="P68">Our professionally created and delivered program aims to address health and wellness goals for staff members<text:span text:style-name="T22">, </text:span><text:span text:style-name="T23">covering well-being, </text:span><text:span text:style-name="T24">stress management, </text:span><text:span text:style-name="T23">work- place wellness, posture, eat well, sleep well, exercise well. The interactive presentation includes audience engagement, exercises and workstation setup (in the office and at home)</text:span><text:span text:style-name="T25"> </text:span><text:span text:style-name="T22"><text:s/></text:span></text:p>
      <text:p text:style-name="P72"/>
      <text:p text:style-name="P73">Group well-being, wellness and posture presentations.</text:p>
      <text:list text:style-name="L3">
        <text:list-item>
          <text:p text:style-name="P74">One to one pain and injury consultations with a specialist. (Physiotherapist / Chiropractor)</text:p>
        </text:list-item>
        <text:list-item>
          <text:p text:style-name="P74">Mini massage taster sessions.</text:p>
        </text:list-item>
        <text:list-item>
          <text:p text:style-name="P74"><text:span text:style-name="T26">Qi Gong and/or Pilates sessions</text:span>.</text:p>
        </text:list-item>
        <text:list-item>
          <text:p text:style-name="P74">Nutrition presentations.</text:p>
        </text:list-item>
        <text:list-item>
          <text:p text:style-name="P74">Ergonomic desk assessments.</text:p>
        </text:list-item>
        <text:list-item>
          <text:p text:style-name="P75">Exercise and Rehabilitation programs</text:p>
        </text:list-item>
      </text:list>
      <text:p text:style-name="P68"/>
      <text:p text:style-name="P76">More Information &gt;</text:p>
      <text:p text:style-name="P68">Our programs are designed to create a healthy and content workforce. The program will look into multiple aspects of health and wellness including;</text:p>
      <text:p text:style-name="P68" loext:marker-style-name="T27"><text:soft-page-break/><text:span text:style-name="T28">Ergonomic Training</text:span><text:span text:style-name="T27"> - Our Wellness program provides a course on office Ergonomics and Manual Lifting and Handling in order to reduce risk of workplace injury. As well as workplace activity and exercise advice and training. </text:span></text:p>
      <text:p text:style-name="P68"><text:span text:style-name="T28">Stress Management</text:span><text:span text:style-name="T27"> - </text:span>Wellness isn’t just about physical fitness. Depression and stress, in particular, have proved to be major sources of lost productivity. Our unique program includes various techniques that can be utilised for stress management including; breathing, meditation and Qigong.</text:p>
      <text:p text:style-name="P68" loext:marker-style-name="T27"><text:span text:style-name="T28">Diet and Nutrition </text:span><text:span text:style-name="T27">– Small lifestyle changes can make a big impact on overall health and wellness. Diet and Nutrition are intricately involved in health and disease. Conditions such as Diabetes, Obesity, Heart disease, High Cholesterol, High blood pressure are all connected to what we consume. Many of these diseases can be prevented and / or reversed through changes to our diet. </text:span></text:p>
      <text:p text:style-name="P68" loext:marker-style-name="T27"><text:span text:style-name="T27">We will provide insights into what and when to eat for maximum health benefits.</text:span></text:p>
      <text:p text:style-name="P68" loext:marker-style-name="T27"><text:span text:style-name="T28">Sleep Hygiene</text:span><text:span text:style-name="T27"> - A good night’s sleep is vital for our physical and emotional wellbeing. There are basic protocols that can help the majority of people to improve their sleep and wake up feeling revitalised. </text:span></text:p>
      <text:p text:style-name="P68" loext:marker-style-name="T27"><text:span text:style-name="T28">Exercise</text:span><text:span text:style-name="T27"> – We don’t all benefit from the same exercise protocols. But everyone benefits from some form of exercise or activity. Often it feels as if our life gets in the way and there is never enough time to get the activity necessary for wellbeing. This course will help recognise how to create the changes necessary to increase activity levels and enjoy exercise. </text:span></text:p>
      <text:p text:style-name="P77" loext:marker-style-name="T27"/>
      <text:p text:style-name="P68" loext:marker-style-name="T27"><text:span text:style-name="T27">Alongside all of these education and training benefits, your employees will also have the chance to experience the therapeutic services and benefits of such provided by a number of our Doctors at Back 2 Health. These include individual and group sessions in one or more of the following:</text:span></text:p>
      <text:p text:style-name="P68" loext:marker-style-name="T27"><text:span text:style-name="T27">Chiropractic</text:span></text:p>
      <text:p text:style-name="P68" loext:marker-style-name="T27"><text:span text:style-name="T27">Physiotherapy</text:span></text:p>
      <text:p text:style-name="P68" loext:marker-style-name="T27"><text:span text:style-name="T27">Therapeutic Massage</text:span></text:p>
      <text:p text:style-name="P68" loext:marker-style-name="T27"><text:span text:style-name="T27">Reflexology</text:span></text:p>
      <text:p text:style-name="P68" loext:marker-style-name="T27"><text:span text:style-name="T27">Breathing, Meditation and Qigong</text:span></text:p>
      <text:p text:style-name="P77" loext:marker-style-name="T27"/>
      <text:p text:style-name="P68" loext:marker-style-name="T27"><text:span text:style-name="T27">We can also provide Basic First Aid in our workshop program. </text:span></text:p>
      <text:p text:style-name="P68" loext:marker-style-name="T27"><text:span text:style-name="T15">First Aid in the workplace</text:span> – Taught by a certified instructor our first aid course will deliver basic and practical first aid training. <text:span text:style-name="T27">In work settings, first aid refers to the urgent, temporary care given to a person immediately after an injury occurs. It utilizes emergency aid measures to stabilize the employee’s condition while waiting for a healthcare provider to arrive. It can prevent accidents and injuries from getting worse and ultimately save lives. </text:span></text:p>
      <text:p text:style-name="P77" loext:marker-style-name="T27"/>
      <text:p text:style-name="P68" loext:marker-style-name="T27"><text:span text:style-name="T27">The program can be tailored to company requirements and goals.</text:span></text:p>
      <text:p text:style-name="P78" loext:marker-style-name="T15"/>
      <text:p text:style-name="P78" loext:marker-style-name="T15"/>
      <text:p text:style-name="P79" loext:marker-style-name="T15">Diabetes and weight loss programs</text:p>
      <text:p text:style-name="P80" loext:marker-style-name="T15">Highlight main points:</text:p>
      <text:p text:style-name="P68">Back 2 Health has designed a course for people with Type II Diabetes and Prediabetes to aid in a greater understanding of your diabetes status and give you the <text:span text:style-name="T29">tools to be as healthy as possible. </text:span>The course aims to provide patients with a good foundation and practical skills to begin self-management of their diabetes. It empowers them to self-manage by providing a working understanding of their illness and through addressing issues around the initiation and sustaining of motivation</text:p>
      <text:p text:style-name="P68">It is also useful as a <text:span text:style-name="T29">weight loss program for those suffering from obesity.</text:span></text:p>
      <text:p text:style-name="P68">The program may aid in reduction of cholesterol levels.</text:p>
      <text:p text:style-name="P81" loext:marker-style-name="T15">Ultimately the course will improve overall health parameters for the majority.</text:p>
      <text:p text:style-name="P78" loext:marker-style-name="T15"/>
      <text:p text:style-name="P82" loext:marker-style-name="T15">FAQ:</text:p>
      <text:p text:style-name="P68" loext:marker-style-name="T21"><text:span text:style-name="T21">Who can join?</text:span></text:p>
      <text:p text:style-name="P68"><text:soft-page-break/>Anyone. Those with Prediabetes or recently diagnosed diabetes are most likely to go into remission. However anyone with Type II Diabetes could realise decreases in diabetes markers and reduction in need for medication. It may also be useful for anyone with predisposing factors (age, family history, obesity). </text:p>
      <text:p text:style-name="P68"/>
      <text:p text:style-name="P68" loext:marker-style-name="T21"><text:span text:style-name="T21">How does it work?</text:span></text:p>
      <text:p text:style-name="P68" loext:marker-style-name="T21">The course will take place in groups as it is suggested that having peers to share the experience improves outcomes. Groups of up to 10 people will meet with the course leader weekly where there will be an educational presentation and a group discussion as well as individual assessment and instruction </text:p>
      <text:p text:style-name="P68"> </text:p>
      <text:p text:style-name="P68" loext:marker-style-name="T21"><text:span text:style-name="T21">Goals of the course</text:span></text:p>
      <text:p text:style-name="P68" loext:marker-style-name="T21">Improving knowledge, health beliefs and lifestyle changes.</text:p>
      <text:p text:style-name="P68">Improving patient outcomes - weight, Diabetes status(HbA1c), lipid levels and psychosocial changes, such as quality of life and levels of depression.</text:p>
      <text:p text:style-name="P68">Improving levels of physical activity.</text:p>
      <text:p text:style-name="P82" loext:marker-style-name="T15">Reducing the need for medication.</text:p>
      <text:p text:style-name="P82" loext:marker-style-name="T15"/>
      <text:p text:style-name="P82" loext:marker-style-name="T15"/>
      <text:p text:style-name="P82" loext:marker-style-name="T15"/>
      <text:p text:style-name="P83" loext:marker-style-name="T30">The NGO Platform – should be as an extra tab….</text:p>
      <text:p text:style-name="P84" loext:marker-style-name="T30"/>
      <text:p text:style-name="P84" loext:marker-style-name="T30"/>
      <text:p text:style-name="P85">NON PROFIT COLLABORATION</text:p>
      <text:p text:style-name="P86"><text:s/></text:p>
      <text:p text:style-name="P87">Add HBH Logo</text:p>
      <text:p text:style-name="P88">Our clinicians are all involved with a non-profit organisation located in Jinja, Uganda. Where we give back our time and expertise. <text:s/><text:span text:style-name="T31">Please see HERE for more information about Hand Back Health.</text:span></text:p>
      <text:p text:style-name="P84">Link to website HBH</text:p>
      <text:p text:style-name="P89"/>
      <text:p text:style-name="P90">WE NEED YOUR HELP to bring our newest project to fruition</text:p>
      <text:p text:style-name="P91" loext:marker-style-name="T15"><text:span text:style-name="T15">Massage training centre for Blind girls and women</text:span></text:p>
      <text:p text:style-name="P91" loext:marker-style-name="T32"><text:span text:style-name="T32">Hand Back Health is piloting an economic empowerment project to skill young adult females with visual impairment in professional massage therapy rendering them highly employable and leading to economic independence. </text:span></text:p>
      <text:p text:style-name="P91" loext:marker-style-name="T32"><text:span text:style-name="T32">The project will focus on young adult women with visual impairment due to the inherent difficulties for this portion of the population to gain employment. A person with a disability is almost twice as likely to be unemployed and women are at an even greater disadvantage. This pilot project aims to increase employment opportunities for visually impaired women by providing vocational training in a skill that is applicable to their disability, provides a multitude of employment and self-employed possibilities whilst also providing a community wellness service need. </text:span></text:p>
      <text:p text:style-name="P92"/>
      <text:p text:style-name="P92"/>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leway" svg:font-family="Raleway, Helvetica, Arial, Lucid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1T13:53:33.258126000</meta:creation-date>
    <dc:date>2025-08-13T10:50:44.841371100</dc:date>
    <meta:editing-duration>PT1H29M23S</meta:editing-duration>
    <meta:editing-cycles>10</meta:editing-cycles>
    <meta:generator>LibreOffice/25.2.4.3$Windows_X86_64 LibreOffice_project/33e196637044ead23f5c3226cde09b47731f7e27</meta:generator>
    <meta:document-statistic meta:table-count="0" meta:image-count="0" meta:object-count="0" meta:page-count="9" meta:paragraph-count="239" meta:word-count="3283" meta:character-count="21672" meta:non-whitespace-character-count="18540"/>
  </office:meta>
</office:document-meta>
</file>